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04ae20" officeooo:paragraph-rsid="0004ae20"/>
    </style:style>
    <style:style style:name="P11" style:family="paragraph" style:parent-style-name="Standard">
      <style:paragraph-properties fo:text-align="start" style:justify-single-word="false"/>
      <style:text-properties fo:language="pt" fo:country="BR" officeooo:rsid="0004ae20" officeooo:paragraph-rsid="0004ae20"/>
    </style:style>
    <style:style style:name="P12" style:family="paragraph" style:parent-style-name="Standard">
      <style:paragraph-properties fo:text-align="start" style:justify-single-word="false"/>
      <style:text-properties fo:language="pt" fo:country="BR" fo:font-weight="normal" officeooo:rsid="0004eef5" officeooo:paragraph-rsid="0004eef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pt" fo:country="BR" fo:font-weight="bold" officeooo:rsid="0004eef5" officeooo:paragraph-rsid="0004eef5" style:font-weight-asian="bold" style:font-weight-complex="bold"/>
    </style:style>
    <style:style style:name="P14" style:family="paragraph" style:parent-style-name="Standard">
      <style:paragraph-properties fo:text-align="center" style:justify-single-word="false" fo:break-before="page"/>
    </style:style>
    <style:style style:name="P15" style:family="paragraph" style:parent-style-name="Standard" style:list-style-name="L1">
      <style:paragraph-properties fo:text-align="start" style:justify-single-word="false"/>
      <style:text-properties fo:language="pt" fo:country="BR" officeooo:rsid="0004ae20" officeooo:paragraph-rsid="0004ae20"/>
    </style:style>
    <style:style style:name="P16" style:family="paragraph" style:parent-style-name="Standard" style:list-style-name="L1">
      <style:paragraph-properties fo:text-align="start" style:justify-single-word="false"/>
      <style:text-properties fo:language="pt" fo:country="BR" fo:font-weight="normal" officeooo:rsid="0004eef5" officeooo:paragraph-rsid="0004eef5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language="pt" fo:country="BR" fo:font-weight="normal" officeooo:rsid="0004eef5" officeooo:paragraph-rsid="0004eef5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language="pt" fo:country="BR" fo:font-weight="normal" officeooo:rsid="00052e28" officeooo:paragraph-rsid="00052e28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language="pt" fo:country="BR" fo:font-weight="normal" officeooo:rsid="0006d35a" officeooo:paragraph-rsid="0006d35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rsid="0006d956" officeooo:paragraph-rsid="0006d956"/>
    </style:style>
    <style:style style:name="P21" style:family="paragraph" style:parent-style-name="Standard">
      <style:paragraph-properties fo:text-align="start" style:justify-single-word="false"/>
      <style:text-properties officeooo:rsid="00079b0c" officeooo:paragraph-rsid="00079b0c"/>
    </style:style>
    <style:style style:name="P22" style:family="paragraph" style:parent-style-name="Standard">
      <style:paragraph-properties fo:text-align="start" style:justify-single-word="false"/>
      <style:text-properties officeooo:rsid="000922d6" officeooo:paragraph-rsid="000922d6"/>
    </style:style>
    <style:style style:name="P23" style:family="paragraph" style:parent-style-name="Standard">
      <style:paragraph-properties fo:text-align="start" style:justify-single-word="false"/>
      <style:text-properties officeooo:rsid="000922d6" officeooo:paragraph-rsid="000a5e6b"/>
    </style:style>
    <style:style style:name="P24" style:family="paragraph" style:parent-style-name="Standard">
      <style:paragraph-properties fo:text-align="start" style:justify-single-word="false"/>
      <style:text-properties fo:font-weight="bold" officeooo:rsid="00079b0c" officeooo:paragraph-rsid="00079b0c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0922d6" officeooo:paragraph-rsid="000922d6" style:font-weight-asian="bold" style:font-weight-complex="bold"/>
    </style:style>
    <style:style style:name="P26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</style:style>
    <style:style style:name="P27" style:family="paragraph" style:parent-style-name="Standard">
      <style:paragraph-properties fo:text-align="start" style:justify-single-word="false" fo:break-before="page"/>
      <style:text-properties officeooo:rsid="0004ae20" officeooo:paragraph-rsid="0004ae2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a5e6b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a5e6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22/04/2021</text:p>
      <text:p text:style-name="P20"/>
      <text:p text:style-name="P20">Ah! → Exclamação</text:p>
      <text:p text:style-name="P20">À → Crase</text:p>
      <text:p text:style-name="P20">Há → Haver, existir</text:p>
      <text:p text:style-name="P20"/>
      <text:p text:style-name="P24">Eu x Mim</text:p>
      <text:p text:style-name="P21">Mim → Nunca antes de um verbo; Final;</text:p>
      <text:p text:style-name="P21">Quantidade → com nós, senão conosco</text:p>
      <text:p text:style-name="P21"/>
      <text:p text:style-name="P25">Aposto x Vocativo</text:p>
      <text:p text:style-name="P22"/>
      <text:p text:style-name="P22">Aposto → Quando você Fala <text:span text:style-name="T5">de </text:span>alguém</text:p>
      <text:p text:style-name="P22">Vocativo →Quando você fala<text:span text:style-name="T5"> com</text:span><text:span text:style-name="T7"> alguém</text:span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3"><text:span text:style-name="T8">Aposto numerativo =&gt; Há dois caminhos, um bem largo e outro estreito.</text:span></text:p>
      <text:p text:style-name="P23"><text:span text:style-name="T8">Aposto =&gt; Cruz, Coroa, Dor,</text:span><text:span text:style-name="T6"> TUDO</text:span><text:span text:style-name="T8"> suportou por mim.</text:span><text:span text:style-name="T5"> </text:span></text:p>
      <text:p text:style-name="P22"><text:span text:style-name="T7"/></text:p>
      <text:p text:style-name="P27">15/04/2021</text:p>
      <text:p text:style-name="P10"/>
      <text:p text:style-name="P11">SEMÂNTICA</text:p>
      <text:p text:style-name="P11"/>
      <text:p text:style-name="P11">Figuras de palavras e figuras de pensamentos</text:p>
      <text:p text:style-name="P11"/>
      <text:p text:style-name="P11">Figuras de palavras apresentam modificações na pronúncia, significado etc</text:p>
      <text:p text:style-name="P11">Figuras de pensamento está ligado as emoções, sentimentos etc</text:p>
      <text:p text:style-name="P11"/>
      <text:p text:style-name="P11">Figuras de palavras </text:p>
      <text:list xml:id="list2875816561" text:style-name="L1">
        <text:list-item>
          <text:p text:style-name="P15">Metáfora → Uso uma palavra no lugar de outra, havendo semelhança/combinação entre elas, por exemplo: As flores fecharam suas <text:span text:style-name="T5">tendas</text:span>.</text:p>
        </text:list-item>
        <text:list-item>
          <text:p text:style-name="P15">Metonímia → Emprego uma palavra no lugar da outra, havendo uma relação natural, por exemplo: Antes de eu retornar ao CTM, passaram se <text:span text:style-name="T5">6 sóis</text:span>.</text:p>
        </text:list-item>
        <text:list-item>
          <text:p text:style-name="P15">Hipérbole → Exagero</text:p>
        </text:list-item>
        <text:list-item>
          <text:p text:style-name="P15">Eufemismo → Suavizar uma ideia desagradável, por exemplo: Ele <text:span text:style-name="T5">bateu as botas</text:span></text:p>
        </text:list-item>
        <text:list-item>
          <text:p text:style-name="P16">Antítese → Oposição de ideias, emoções ou sentimentos. Por exemplo: </text:p>
        </text:list-item>
        <text:list-item>
          <text:p text:style-name="P16">Prosopopeia → Animização de uma ideia ou de um ser. Por Exemplo: A flor chorava e gemia de terror.</text:p>
        </text:list-item>
        <text:list-item>
          <text:p text:style-name="P16">Sinestesia → Mistura de sensações. Por exemplo: Aquela doce união e aquele canto ardente.</text:p>
        </text:list-item>
      </text:list>
      <text:p text:style-name="P12"/>
      <text:p text:style-name="P13">Vícios de linguagem</text:p>
      <text:p text:style-name="P12">Desvios da norma culta.</text:p>
      <text:p text:style-name="P12"/>
      <text:list xml:id="list4250207363" text:style-name="L2">
        <text:list-item>
          <text:p text:style-name="P17">Pleonasmo → Repetição desnecessária de informação.</text:p>
        </text:list-item>
        <text:list-item>
          <text:p text:style-name="P18">Cacofania → som desagradável Por exemplo: “Jesus ensinou a cerca das escrituras. Jesus nos ensinou a cerca dela.</text:p>
        </text:list-item>
        <text:list-item>
          <text:p text:style-name="P19">Eco → Repetição na terminação das palavras. Por exemplo: Desenvolvimento é alimento finalmente…</text:p>
        </text:list-item>
        <text:list-item>
          <text:p text:style-name="P19">Colisão → Repetição de consoantes iguais ou semelhantes.</text:p>
        </text:list-item>
        <text:list-item>
          <text:p text:style-name="P19">Barbarismo → Todos os erros que atentam contra a forma gramatical. </text:p>
        </text:list-item>
      </text:list>
      <text:p text:style-name="P14">Aula de Português – Professor Ismael dos Santos</text:p>
      <text:p text:style-name="P1"/>
      <text:p text:style-name="P2">Alguns exemplos Morfologia ou a classificação das palavras:</text:p>
      <text:list xml:id="list420630685" text:style-name="WWNum1">
        <text:list-item>
          <text:p text:style-name="P26">Substantivo → Nomeia as coisas;</text:p>
        </text:list-item>
        <text:list-item>
          <text:p text:style-name="P26">Adjetivo → Qualifica substantivos;</text:p>
        </text:list-item>
        <text:list-item>
          <text:p text:style-name="P26">Numerais → Quantidade ou contagem;</text:p>
        </text:list-item>
        <text:list-item>
          <text:p text:style-name="P26">Pronomes → Substituto do sujeito;</text:p>
        </text:list-item>
        <text:list-item>
          <text:p text:style-name="P26">Preposições → Ligação de palavras; (de, com, etc)</text:p>
        </text:list-item>
        <text:list-item>
          <text:p text:style-name="P26">Verbo → Ser, ação;</text:p>
        </text:list-item>
        <text:list-item>
          <text:p text:style-name="P26">Advérbio → Modificar o sentido de uma palavra; (talvez, vão tirar 10 na prova, incerteza)</text:p>
        </text:list-item>
        <text:list-item>
          <text:p text:style-name="P26">Artigo → Anteposto ao substantivo; (o, a)</text:p>
        </text:list-item>
        <text:list-item>
          <text:p text:style-name="P26">Conjunções → Relacionando duas palavras. As mais comuns conjunções adversativas (Contudo, Porém, Mas, Entretanto)</text:p>
        </text:list-item>
        <text:list-item>
          <text:p text:style-name="P26">Interjeições → Expressões. (<text:span text:style-name="T1">Ah,</text:span> <text:span text:style-name="T1">Alô</text:span><text:span text:style-name="T3">, </text:span><text:span text:style-name="T1">Tomara;</text:span>)</text:p>
        </text:list-item>
      </text:list>
      <text:p text:style-name="P2"/>
      <text:p text:style-name="P2">Salmos 23:1</text:p>
      <text:p text:style-name="P3">O Senhor é o meu pastor e nada me faltará</text:p>
      <text:p text:style-name="P2"/>
      <text:p text:style-name="P2">O → Artigo <text:span text:style-name="T1">Definido Masculino</text:span></text:p>
      <text:p text:style-name="P2">Senhor → Substantivo <text:span text:style-name="T1">Concreto</text:span></text:p>
      <text:p text:style-name="P2">É → Verbo <text:span text:style-name="T1">de ligação </text:span><text:span text:style-name="T3">(Verbo pobre) “John é genial”, “Em John reside a genialidade”</text:span></text:p>
      <text:p text:style-name="P2">O → Artigo </text:p>
      <text:p text:style-name="P2">Meu → Pronome <text:span text:style-name="T1">possessivo</text:span></text:p>
      <text:p text:style-name="P2">Pastor → Substantivo</text:p>
      <text:p text:style-name="P2">E → Conjunção</text:p>
      <text:p text:style-name="P2">Nada → Advérbio <text:span text:style-name="T1">de negação</text:span></text:p>
      <text:p text:style-name="P2">Me → Pronome <text:span text:style-name="T1">Oblíquo</text:span></text:p>
      <text:p text:style-name="P2">Faltará → Verbo</text:p>
      <text:p text:style-name="P2"/>
      <text:p text:style-name="P2"/>
      <text:p text:style-name="P2">Isaías 53:1</text:p>
      <text:p text:style-name="P3">Quem deu crédito à nossa pregação?</text:p>
      <text:p text:style-name="P3"/>
      <text:p text:style-name="P2">Quem → Pronome <text:span text:style-name="T1">Interrogativo</text:span></text:p>
      <text:p text:style-name="P2">Deu → Verbo</text:p>
      <text:p text:style-name="P2">Crédito → Substantivo <text:span text:style-name="T1">Simples</text:span></text:p>
      <text:p text:style-name="P2">Á → Conjunção</text:p>
      <text:p text:style-name="P2">Nossa → Pronome <text:span text:style-name="T1">Possessivo</text:span></text:p>
      <text:p text:style-name="P2">Pregação →Substantivo</text:p>
      <text:p text:style-name="P5"/>
      <text:p text:style-name="P5"/>
      <text:p text:style-name="P4">&gt; Nunca usar crase quando for masculino</text:p>
      <text:p text:style-name="P5">Glória a Deus.</text:p>
      <text:p text:style-name="P5">Deus é um substantivo masculino.</text:p>
      <text:p text:style-name="P5">Dê Água à Maria</text:p>
      <text:p text:style-name="P5"/>
      <text:p text:style-name="P5">Vou <text:span text:style-name="T1">à</text:span> Bahia <text:span text:style-name="T4">SE </text:span>→ Vou <text:span text:style-name="T1">na</text:span> Bahia <text:span text:style-name="T1">E</text:span> Volto <text:span text:style-name="T1">da </text:span>Bahia</text:p>
      <text:p text:style-name="P5"/>
      <text:p text:style-name="P5">AH, HÁ, A, À?</text:p>
      <text:p text:style-name="P5">Porque o porquê do por que não nos diz o por quê?</text:p>
      <text:p text:style-name="P5"/>
      <text:p text:style-name="P5"/>
      <text:p text:style-name="P5"><text:soft-page-break/><text:span text:style-name="T4">Ortografia → </text:span>Ortos → <text:s/>Correto</text:p>
      <text:p text:style-name="P5"/>
      <text:p text:style-name="P5"/>
      <text:p text:style-name="P6">Palavras Sinônimas</text:p>
      <text:p text:style-name="P6"/>
      <text:p text:style-name="P5"><text:span text:style-name="T5"><text:tab/></text:span><text:span text:style-name="T7">Diferente na </text:span><text:span text:style-name="T2">forma</text:span><text:span text:style-name="T7">, mas, tem significação </text:span><text:span text:style-name="T2">parecida</text:span><text:span text:style-name="T7">.</text:span></text:p>
      <text:p text:style-name="P7"/>
      <text:p text:style-name="P6">Palavras Antônimas</text:p>
      <text:p text:style-name="P7"/>
      <text:p text:style-name="P5"><text:span text:style-name="T7"><text:tab/>Diferentes na </text:span><text:span text:style-name="T2">forma</text:span><text:span text:style-name="T3"> e absolutamente </text:span><text:span text:style-name="T2">contrárias </text:span><text:span text:style-name="T3">na significação.</text:span></text:p>
      <text:p text:style-name="P8"/>
      <text:p text:style-name="P9">Palavras Parônimas</text:p>
      <text:p text:style-name="P8"/>
      <text:p text:style-name="P5"><text:span text:style-name="T3"><text:tab/>Parecida na </text:span><text:span text:style-name="T2">forma</text:span><text:span text:style-name="T3">, mas tem significados </text:span><text:span text:style-name="T2">diferentes</text:span><text:span text:style-name="T3">.</text:span></text:p>
      <text:p text:style-name="P8"><text:tab/>Emergir e Imergir.</text:p>
      <text:p text:style-name="P8"><text:tab/>(E → Ex → Para fora)</text:p>
      <text:p text:style-name="P8"/>
      <text:p text:style-name="P9">Palavras Homônimas</text:p>
      <text:p text:style-name="P9"/>
      <text:p text:style-name="P5"><text:span text:style-name="T4"><text:tab/></text:span><text:span text:style-name="T3">Palavras iguais na forma e diferentes no significado.</text:span></text:p>
      <text:p text:style-name="P8"><text:tab/></text:p>
      <text:p text:style-name="P5"><text:span text:style-name="T3"><text:tab/></text:span><text:span text:style-name="T4">Homônima Homófonas</text:span></text:p>
      <text:p text:style-name="P5"><text:span text:style-name="T4"><text:tab/><text:tab/></text:span><text:span text:style-name="T3">Igual na pronuncia e diferente na significação e na forma.</text:span></text:p>
      <text:p text:style-name="P5"><text:span text:style-name="T3"><text:tab/><text:tab/>“Dei um </text:span><text:span text:style-name="T1">passo</text:span><text:span text:style-name="T3"> em direção ao </text:span><text:span text:style-name="T1">paço</text:span><text:span text:style-name="T3">.”</text:span></text:p>
      <text:p text:style-name="P8"/>
      <text:p text:style-name="P5"><text:span text:style-name="T3"><text:tab/></text:span><text:span text:style-name="T4">Homônimas Homógrafas</text:span></text:p>
      <text:p text:style-name="P8"><text:tab/><text:tab/>Igual na grafia e diferente na pronúncia e significado.</text:p>
      <text:p text:style-name="P5"><text:span text:style-name="T3"><text:tab/><text:tab/>“Espero que </text:span><text:span text:style-name="T1">sobre</text:span><text:span text:style-name="T3"> tempo para falar </text:span><text:span text:style-name="T1">sobre</text:span><text:span text:style-name="T3"> a matemática.”</text:span></text:p>
      <text:p text:style-name="P8"/>
      <text:p text:style-name="P5"><text:span text:style-name="T3"><text:tab/></text:span><text:span text:style-name="T4">Homônimas Perfeitas</text:span></text:p>
      <text:p text:style-name="P5"><text:span text:style-name="T4"><text:tab/><text:tab/></text:span><text:span text:style-name="T3">Iguais na grafia e iguais na pronúncia mas diferente no significado.</text:span></text:p>
      <text:p text:style-name="P5"><text:span text:style-name="T3"><text:tab/><text:tab/>“O pregador sujou a </text:span><text:span text:style-name="T1">manga</text:span><text:span text:style-name="T3"> da camisa com a </text:span><text:span text:style-name="T1">manga</text:span><text:span text:style-name="T3"> que estava comendo.”</text:span></text:p>
      <text:p text:style-name="P8"/>
      <text:p text:style-name="P8">Ratificou → Reforçou</text:p>
      <text:p text:style-name="P8">Retificou → Mudou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editing-duration>PT19M58S</meta:editing-duration>
    <meta:editing-cycles>6</meta:editing-cycles>
    <dc:date>2021-04-22T16:36:39.807000000</dc:date>
    <meta:document-statistic meta:table-count="0" meta:image-count="0" meta:object-count="0" meta:page-count="4" meta:paragraph-count="94" meta:word-count="630" meta:character-count="3734" meta:non-whitespace-character-count="3190"/>
  </office:meta>
</office:document-meta>
</file>